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risma belah ketupat = luas permukaan 1040cm2</text:p>
      <text:p text:style-name="Normal">alasnya belah ketupat = keliling 52cm<text:line-break/><text:s text:c="44"/>panjang salah satu diagonalnya 10cm<text:line-break/><text:s text:c="44"/>berarti diagonal satunya lagi 24<text:s/>(pakai phytagoras)</text:p>
      <text:p text:style-name="Normal">volumenya =?</text:p>
      <text:p text:style-name="P2">Answers</text:p>
      <text:p text:style-name="Normal">Luas belah ketupat <text:s text:c="8"/>= ½ x d1 x d2</text:p>
      <text:p text:style-name="Normal"><text:s text:c="43"/>= ½ x 10 x 24</text:p>
      <text:p text:style-name="Normal"><text:s text:c="43"/>= 120 cm</text:p>
      <text:p text:style-name="Normal">Luas permukaan prisma= 2xluas alas + Keliling alas x tinggi</text:p>
      <text:p text:style-name="Normal"><text:tab/><text:tab/><text:s text:c="4"/>1040<text:s/>= 2xluas alas + 52cm x tinggi<text:line-break/><text:s text:c="43"/>= 2 x 120 + 52 x tinggi<text:line-break/><text:s text:c="43"/>=<text:s/>292 x tinggi</text:p>
      <text:p text:style-name="Normal"><text:s text:c="31"/>Tinggi = 1040/292<text:line-break/><text:s text:c="43"/>= 3,56</text:p>
      <text:p text:style-name="Normal">Volume prisma <text:s text:c="15"/>= luas alas x Tinggi</text:p>
      <text:p text:style-name="Normal"><text:s text:c="43"/>= 120 x 3,6</text:p>
      <text:p text:style-name="Normal"><text:s text:c="43"/>= 432cm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na Arumi</meta:initial-creator>
    <dc:creator>Luna Arumi</dc:creator>
    <meta:creation-date>2023-04-06T02:04:00Z</meta:creation-date>
    <dc:date>2023-04-06T10:09:00Z</dc:date>
    <meta:template xlink:href="Normal" xlink:type="simple"/>
    <meta:editing-cycles>1</meta:editing-cycles>
    <meta:editing-duration>PT29100S</meta:editing-duration>
    <meta:document-statistic meta:page-count="1" meta:paragraph-count="1" meta:word-count="136" meta:character-count="911" meta:row-count="6" meta:non-whitespace-character-count="776"/>
  </office:meta>
</office:document-meta>
</file>